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27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6.35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pr8" style:family="presentation" style:parent-style-name="Default-title">
      <style:graphic-properties fo:min-height="10.884cm" loext:decorative="false"/>
      <style:paragraph-properties style:writing-mode="lr-tb"/>
    </style:style>
    <style:style style:name="pr9" style:family="presentation" style:parent-style-name="Default-title">
      <style:graphic-properties fo:min-height="2.5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Sumama Rahim</text:p>
          </draw:text-box>
        </draw:frame>
        <draw:frame presentation:style-name="pr2" draw:text-style-name="P2" draw:layer="layout" svg:width="6.35cm" svg:height="1.27cm" svg:x="20.955cm" svg:y="0.635cm">
          <draw:text-box>
            <text:p><text:span text:style-name="T1">Date: 01/08/2025</text:span></text:p>
          </draw:text-box>
        </draw:frame>
        <draw:frame presentation:style-name="pr3" draw:text-style-name="P4" draw:layer="layout" svg:width="25.199cm" svg:height="6.35cm" svg:x="1.27cm" svg:y="9.525cm">
          <draw:text-box>
            <text:p text:style-name="P3"><text:span text:style-name="T2">BS CS</text:span></text:p>
            <text:p text:style-name="P3"><text:span text:style-name="T2">F24 – Morning</text:span></text:p>
            <text:p text:style-name="P3"><text:span text:style-name="T2">English Comprehens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Giving an expert advice..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27cm" svg:y="6.896cm" presentation:class="title" presentation:user-transformed="true">
          <draw:text-box>
            <text:p>Blockchain Technology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 text:style-name="P5">Why blockchain – bcz it is the next OS of internet and almost every technology and industry- it will be the backbone of every industry soon and companies are waiting for you - it should be animated appear after 2.5 etc Seconds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71cm" svg:y="6.896cm" presentation:class="title" presentation:user-transformed="true">
          <draw:text-box>
            <text:p>Why I am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 text:style-name="P5">I spend a year in the industry, and I can understand the need of blockchain professionals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imitless Career Opportunities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3">
              <text:list-header>
                <text:p>Non Development</text:p>
              </text:list-header>
              <text:list-item>
                <text:p>Analyst</text:p>
              </text:list-item>
              <text:list-item>
                <text:p>Lawyer</text:p>
              </text:list-item>
              <text:list-item>
                <text:p>Consultant</text:p>
              </text:list-item>
              <text:list-item>
                <text:p>Policy Maker</text:p>
                <text:p/>
              </text:list-item>
            </text:list>
          </draw:text-box>
        </draw:frame>
        <draw:frame presentation:style-name="pr7" draw:layer="layout" svg:width="12.297cm" svg:height="9.134cm" svg:x="14.313cm" svg:y="5.471cm" presentation:class="outline" presentation:user-transformed="true">
          <draw:text-box>
            <text:list text:style-name="L3">
              <text:list-item>
                <text:p text:style-name="P6">Engineer</text:p>
              </text:list-item>
              <text:list-item>
                <text:p text:style-name="P6">QC/A Engineer</text:p>
              </text:list-item>
              <text:list-item>
                <text:p text:style-name="P6">Architect</text:p>
              </text:list-item>
              <text:list-item>
                <text:p text:style-name="P6">De-Fi expert</text:p>
              </text:list-item>
              <text:list-item>
                <text:p text:style-name="P6">Product Manager </text:p>
                <text:p text:style-name="P6">… et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Each one have multiple roles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imitless Career Opportunities</text:p>
          </draw:text-box>
        </draw:frame>
        <draw:frame presentation:style-name="pr7" draw:layer="layout" svg:width="26.73cm" svg:height="10.92cm" svg:x="1.27cm" svg:y="3.685cm" presentation:class="outline" presentation:user-transformed="true">
          <draw:text-box>
            <text:list text:style-name="L3">
              <text:list-header>
                <text:p>Development</text:p>
              </text:list-header>
              <text:list-item>
                <text:p>Smart Contract</text:p>
              </text:list-item>
              <text:list-item>
                <text:p>NFT</text:p>
              </text:list-item>
              <text:list-item>
                <text:p>Metaverse</text:p>
              </text:list-item>
              <text:list-item>
                <text:p>dApp</text:p>
              </text:list-item>
              <text:list-item>
                <text:p text:style-name="P6">Solidity</text:p>
                <text:p text:style-name="P6">and … non-stop li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Skills you need</text:p>
          </draw:text-box>
        </draw:frame>
        <draw:frame presentation:style-name="pr8" draw:text-style-name="P7" draw:layer="layout" svg:width="25.199cm" svg:height="10.884cm" svg:x="1.4cm" svg:y="3.81cm" presentation:class="title" presentation:user-transformed="true">
          <draw:text-box>
            <text:p text:style-name="P3"><text:span text:style-name="T3">Prior knowledge</text:span><text:span text:style-name="T3"><text:line-break/></text:span><text:span text:style-name="T3">Programming</text:span><text:span text:style-name="T3"><text:line-break/></text:span><text:span text:style-name="T3">Law</text:span><text:span text:style-name="T3"><text:line-break/></text:span><text:span text:style-name="T3">Company Structuring</text:span><text:span text:style-name="T3"><text:line-break/></text:span><text:span text:style-name="T3">Cloud computing</text:span><text:span text:style-name="T3"><text:line-break/></text:span><text:span text:style-name="T3">Cryptography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Each skill is not for everyone</text:p>
              <text:p>Companies structures</text:p>
              <text:p>I. policy, governance, managing, data privacy, country policy etc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thways</text:p>
          </draw:text-box>
        </draw:frame>
        <draw:frame presentation:style-name="pr6" draw:text-style-name="P8" draw:layer="layout" svg:width="25.199cm" svg:height="2.629cm" svg:x="0.836cm" svg:y="3.81cm" presentation:class="title" presentation:user-transformed="true">
          <draw:text-box>
            <text:p text:style-name="P3"><text:span text:style-name="T4">BC Dev</text:span></text:p>
          </draw:text-box>
        </draw:frame>
        <draw:frame presentation:style-name="pr6" draw:text-style-name="P8" draw:layer="layout" svg:width="25.199cm" svg:height="2.629cm" svg:x="0.837cm" svg:y="3.811cm" presentation:class="title" presentation:user-transformed="true">
          <draw:text-box>
            <text:p text:style-name="P3"><text:span text:style-name="T4">BC Dev</text:span></text:p>
          </draw:text-box>
        </draw:frame>
        <draw:frame presentation:style-name="pr6" draw:text-style-name="P8" draw:layer="layout" svg:width="25.199cm" svg:height="2.629cm" svg:x="0.837cm" svg:y="6.44cm" presentation:class="title" presentation:user-transformed="true">
          <draw:text-box>
            <text:p text:style-name="P3"><text:span text:style-name="T4">BC Dev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Future</text:p>
          </draw:text-box>
        </draw:frame>
        <draw:frame presentation:style-name="pr9" draw:text-style-name="P8" draw:layer="layout" svg:width="25.199cm" svg:height="2.54cm" svg:x="1.43cm" svg:y="6.7cm" presentation:class="title" presentation:user-transformed="true">
          <draw:text-box>
            <text:p text:style-name="P8"><text:span text:style-name="T4">Bright</text:span></text:p>
          </draw:text-box>
        </draw:frame>
        <draw:frame presentation:style-name="pr9" draw:text-style-name="P8" draw:layer="layout" svg:width="25.199cm" svg:height="2.54cm" svg:x="1.43cm" svg:y="9.24cm" presentation:class="title" presentation:user-transformed="true">
          <draw:text-box>
            <text:p text:style-name="P8"><text:span text:style-name="T4">Blockchain will be everywhe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Blockchain is the future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Industry Where Blockchain Used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header>
                <text:p>Finance, Healthcare, Supply chain, Power, etc </text:p>
              </text:list-header>
              <text:list-item>
                <text:p>Use a pic etc here of few indust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Should I tell you something?</text:p>
          </draw:text-box>
        </draw:frame>
        <draw:frame presentation:style-name="pr7" draw:layer="layout" svg:width="25.199cm" svg:height="2.03cm" svg:x="1.27cm" svg:y="10.16cm" presentation:class="outline" presentation:user-transformed="true">
          <draw:text-box>
            <text:list text:style-name="L3">
              <text:list-header>
                <text:p>It’s about miner node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27cm" svg:y="6.261cm" presentation:class="title" presentation:user-transformed="true">
          <draw:text-box>
            <text:p>Any Question?</text:p>
          </draw:text-box>
        </draw:frame>
        <draw:frame presentation:style-name="pr7" draw:layer="layout" svg:width="25.199cm" svg:height="3.3cm" svg:x="1.27cm" svg:y="10.035cm" presentation:class="outline" presentation:user-transformed="true">
          <draw:text-box>
            <text:list text:style-name="L3">
              <text:list-header>
                <text:p>I encourage you to ask question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7:55:33.522456498</meta:creation-date>
    <dc:date>2025-01-07T13:32:18.397279208</dc:date>
    <meta:editing-duration>PT1H7M41S</meta:editing-duration>
    <meta:editing-cycles>15</meta:editing-cycles>
    <meta:generator>LibreOffice/24.8.3.2$Linux_X86_64 LibreOffice_project/480$Build-2</meta:generator>
    <meta:document-statistic meta:object-count="71"/>
  </office:meta>
</office:document-meta>
</file>